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i" svg:font-family="Ani" style:font-pitch="variable"/>
    <style:font-face style:name="Arial" svg:font-family="Arial" style:font-family-generic="system" style:font-pitch="variable"/>
    <style:font-face style:name="Cabin" svg:font-family="Cabi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16.983cm"/>
    </style:style>
    <style:style style:name="Tabelle1.1" style:family="table-row">
      <style:table-row-properties style:min-row-height="2.023cm" fo:keep-together="auto"/>
    </style:style>
    <style:style style:name="Tabelle1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" style:family="table">
      <style:table-properties style:width="16.983cm" fo:margin-left="0.009cm" fo:margin-top="0cm" fo:margin-bottom="0cm" table:align="left" style:writing-mode="lr-tb"/>
    </style:style>
    <style:style style:name="Tabelle2.A" style:family="table-column">
      <style:table-column-properties style:column-width="16.983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e599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3" style:family="table">
      <style:table-properties style:width="16.983cm" fo:margin-left="0.009cm" fo:margin-top="0cm" fo:margin-bottom="0cm" table:align="left" style:writing-mode="lr-tb"/>
    </style:style>
    <style:style style:name="Tabelle3.A" style:family="table-column">
      <style:table-column-properties style:column-width="16.983cm"/>
    </style:style>
    <style:style style:name="Tabelle3.1" style:family="table-row">
      <style:table-row-properties style:min-row-height="2.48cm" fo:keep-together="auto"/>
    </style:style>
    <style:style style:name="Tabelle3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4" style:family="table">
      <style:table-properties style:width="16.983cm" fo:margin-left="0.009cm" fo:margin-top="0cm" fo:margin-bottom="0cm" table:align="left" style:writing-mode="lr-tb"/>
    </style:style>
    <style:style style:name="Tabelle4.A" style:family="table-column">
      <style:table-column-properties style:column-width="16.983cm"/>
    </style:style>
    <style:style style:name="Tabelle4.1" style:family="table-row">
      <style:table-row-properties style:min-row-height="2.48cm" fo:keep-together="auto"/>
    </style:style>
    <style:style style:name="Tabel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6.983cm" fo:margin-left="0.009cm" fo:margin-top="0cm" fo:margin-bottom="0cm" table:align="left" style:writing-mode="lr-tb"/>
    </style:style>
    <style:style style:name="Tabelle5.A" style:family="table-column">
      <style:table-column-properties style:column-width="16.983cm"/>
    </style:style>
    <style:style style:name="Tabelle5.1" style:family="table-row">
      <style:table-row-properties style:min-row-height="1.983cm" fo:keep-together="auto"/>
    </style:style>
    <style:style style:name="Tabel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6.983cm" fo:margin-left="0.009cm" fo:margin-top="0cm" fo:margin-bottom="0cm" table:align="left" style:writing-mode="lr-tb"/>
    </style:style>
    <style:style style:name="Tabelle6.A" style:family="table-column">
      <style:table-column-properties style:column-width="16.983cm"/>
    </style:style>
    <style:style style:name="Tabelle6.1" style:family="table-row">
      <style:table-row-properties style:min-row-height="2.023cm" fo:keep-together="auto"/>
    </style:style>
    <style:style style:name="Tabelle6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7" style:family="table">
      <style:table-properties style:width="16.983cm" fo:margin-left="0.009cm" fo:margin-top="0cm" fo:margin-bottom="0cm" table:align="left" style:writing-mode="lr-tb"/>
    </style:style>
    <style:style style:name="Tabelle7.A" style:family="table-column">
      <style:table-column-properties style:column-width="16.983cm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ffe599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8" style:family="table">
      <style:table-properties style:width="16.983cm" fo:margin-left="0.009cm" fo:margin-top="0cm" fo:margin-bottom="0cm" table:align="left" style:writing-mode="lr-tb"/>
    </style:style>
    <style:style style:name="Tabelle8.A" style:family="table-column">
      <style:table-column-properties style:column-width="16.983cm"/>
    </style:style>
    <style:style style:name="Tabelle8.1" style:family="table-row">
      <style:table-row-properties style:min-row-height="1.305cm" fo:keep-together="auto"/>
    </style:style>
    <style:style style:name="Tabel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9" style:family="table">
      <style:table-properties style:width="16.983cm" fo:margin-left="0.009cm" fo:margin-top="0cm" fo:margin-bottom="0cm" table:align="left" style:writing-mode="lr-tb"/>
    </style:style>
    <style:style style:name="Tabelle9.A" style:family="table-column">
      <style:table-column-properties style:column-width="16.983cm"/>
    </style:style>
    <style:style style:name="Tabelle9.1" style:family="table-row">
      <style:table-row-properties style:min-row-height="1.7cm" fo:keep-together="auto"/>
    </style:style>
    <style:style style:name="Tabelle9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10" style:family="table">
      <style:table-properties style:width="16.983cm" fo:margin-left="0.009cm" fo:margin-top="0cm" fo:margin-bottom="0cm" table:align="left" style:writing-mode="lr-tb"/>
    </style:style>
    <style:style style:name="Tabelle10.A" style:family="table-column">
      <style:table-column-properties style:column-width="16.983cm"/>
    </style:style>
    <style:style style:name="Tabelle10.1" style:family="table-row">
      <style:table-row-properties style:min-row-height="1.201cm" fo:keep-together="auto"/>
    </style:style>
    <style:style style:name="Tabel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1" style:family="table">
      <style:table-properties style:width="16.983cm" fo:margin-left="0.009cm" fo:margin-top="0cm" fo:margin-bottom="0cm" table:align="left" style:writing-mode="lr-tb"/>
    </style:style>
    <style:style style:name="Tabelle11.A" style:family="table-column">
      <style:table-column-properties style:column-width="8.491cm"/>
    </style:style>
    <style:style style:name="Tabelle11.B" style:family="table-column">
      <style:table-column-properties style:column-width="8.49cm"/>
    </style:style>
    <style:style style:name="Tabelle11.1" style:family="table-row">
      <style:table-row-properties style:min-row-height="2.586cm" fo:keep-together="auto"/>
    </style:style>
    <style:style style:name="Tabelle11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13" style:family="table">
      <style:table-properties style:width="16.983cm" fo:margin-left="0.009cm" fo:margin-top="0cm" fo:margin-bottom="0cm" table:align="left" style:writing-mode="lr-tb"/>
    </style:style>
    <style:style style:name="Tabelle13.A" style:family="table-column">
      <style:table-column-properties style:column-width="16.983cm"/>
    </style:style>
    <style:style style:name="Tabelle13.1" style:family="table-row">
      <style:table-row-properties style:min-row-height="1.233cm" fo:keep-together="auto"/>
    </style:style>
    <style:style style:name="Tabelle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4" style:family="table">
      <style:table-properties style:width="16.983cm" fo:margin-left="0.009cm" fo:margin-top="0cm" fo:margin-bottom="0cm" table:align="left" style:writing-mode="lr-tb"/>
    </style:style>
    <style:style style:name="Tabelle14.A" style:family="table-column">
      <style:table-column-properties style:column-width="16.983cm"/>
    </style:style>
    <style:style style:name="Tabelle14.1" style:family="table-row">
      <style:table-row-properties style:min-row-height="1.305cm" fo:keep-together="auto"/>
    </style:style>
    <style:style style:name="Tabelle1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5" style:family="table">
      <style:table-properties style:width="16.983cm" fo:margin-left="0.009cm" fo:margin-top="0cm" fo:margin-bottom="0cm" table:align="left" style:writing-mode="lr-tb"/>
    </style:style>
    <style:style style:name="Tabelle15.A" style:family="table-column">
      <style:table-column-properties style:column-width="16.983cm"/>
    </style:style>
    <style:style style:name="Tabelle15.1" style:family="table-row">
      <style:table-row-properties style:min-row-height="1.305cm" fo:keep-together="auto"/>
    </style:style>
    <style:style style:name="Tabelle1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6" style:family="table">
      <style:table-properties style:width="16.983cm" fo:margin-left="0.009cm" fo:margin-top="0cm" fo:margin-bottom="0cm" table:align="left" style:writing-mode="lr-tb"/>
    </style:style>
    <style:style style:name="Tabelle16.A" style:family="table-column">
      <style:table-column-properties style:column-width="16.983cm"/>
    </style:style>
    <style:style style:name="Tabelle16.1" style:family="table-row">
      <style:table-row-properties style:min-row-height="1.305cm" fo:keep-together="auto"/>
    </style:style>
    <style:style style:name="Tabelle1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TML_20_Preformatted">
      <style:paragraph-properties fo:margin-top="0cm" fo:margin-bottom="0.212cm" style:contextual-spacing="false" fo:text-align="justify" style:justify-single-word="false" fo:orphans="2" fo:widows="2"/>
      <style:text-properties style:letter-kerning="false" style:language-complex="ar" style:country-complex="SA"/>
    </style:style>
    <style:style style:name="P2" style:family="paragraph" style:parent-style-name="HTML_20_Preformatted">
      <style:paragraph-properties fo:margin-top="0cm" fo:margin-bottom="0cm" style:contextual-spacing="false" fo:line-height="150%" fo:text-align="start" style:justify-single-word="false" fo:orphans="2" fo:widows="2"/>
      <style:text-properties style:letter-kerning="false" style:language-complex="ar" style:country-complex="SA"/>
    </style:style>
    <style:style style:name="P3" style:family="paragraph" style:parent-style-name="HTML_20_Preformatted">
      <style:paragraph-properties fo:margin-top="0cm" fo:margin-bottom="0cm" style:contextual-spacing="false" fo:line-height="115%" fo:text-align="start" style:justify-single-word="false" fo:orphans="2" fo:widows="2"/>
      <style:text-properties style:letter-kerning="false" style:language-complex="ar" style:country-complex="SA"/>
    </style:style>
    <style:style style:name="P4" style:family="paragraph" style:parent-style-name="HTML_20_Preformatted">
      <style:paragraph-properties fo:margin-top="0cm" fo:margin-bottom="0cm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5" style:family="paragraph" style:parent-style-name="List_20_Paragraph" style:list-style-name="WWNum33">
      <style:paragraph-properties fo:margin-left="0.63cm" fo:margin-right="0cm" fo:margin-top="0.212cm" fo:margin-bottom="0.212cm" style:contextual-spacing="false" fo:line-height="100%" fo:text-align="justify" style:justify-single-word="false" fo:text-indent="-0.63cm" style:auto-text-indent="false"/>
      <style:text-properties officeooo:paragraph-rsid="00171ed8"/>
    </style:style>
    <style:style style:name="P6" style:family="paragraph" style:parent-style-name="List_20_Paragraph" style:list-style-name="WWNum33">
      <style:paragraph-properties fo:margin-left="0cm" fo:margin-right="0cm" fo:margin-top="0.212cm" fo:margin-bottom="0.212cm" style:contextual-spacing="false" fo:line-height="100%" fo:text-align="justify" style:justify-single-word="false" fo:text-indent="0cm" style:auto-text-indent="false"/>
      <style:text-properties officeooo:paragraph-rsid="00171ed8"/>
    </style:style>
    <style:style style:name="P7" style:family="paragraph" style:parent-style-name="List_20_Paragraph">
      <style:paragraph-properties fo:margin-left="0cm" fo:margin-right="0cm" fo:margin-top="0.212cm" fo:margin-bottom="0.212cm" style:contextual-spacing="false" fo:line-height="100%" fo:text-align="justify" style:justify-single-word="false" fo:text-indent="0cm" style:auto-text-indent="false"/>
      <style:text-properties officeooo:paragraph-rsid="00171ed8"/>
    </style:style>
    <style:style style:name="P8" style:family="paragraph" style:parent-style-name="List_20_Paragraph">
      <style:paragraph-properties fo:margin-left="0.63cm" fo:margin-right="0cm" fo:margin-top="0.212cm" fo:margin-bottom="0.212cm" style:contextual-spacing="false" fo:line-height="100%" fo:text-align="justify" style:justify-single-word="false" fo:text-indent="-0.63cm" style:auto-text-indent="false"/>
      <style:text-properties officeooo:paragraph-rsid="00171ed8"/>
    </style:style>
    <style:style style:name="P9" style:family="paragraph" style:parent-style-name="List_20_Paragraph">
      <style:paragraph-properties fo:margin-left="0.63cm" fo:margin-right="0cm" fo:margin-top="0.212cm" fo:margin-bottom="0.212cm" style:contextual-spacing="false" fo:line-height="100%" fo:text-align="justify" style:justify-single-word="false" fo:text-indent="-0.63cm" style:auto-text-indent="false"/>
      <style:text-properties officeooo:rsid="00171ed8" officeooo:paragraph-rsid="00171ed8"/>
    </style:style>
    <style:style style:name="P10" style:family="paragraph" style:parent-style-name="Standard">
      <style:paragraph-properties fo:margin-top="0cm" fo:margin-bottom="0.212cm" style:contextual-spacing="false" fo:line-height="100%" fo:text-align="center" style:justify-single-word="false"/>
    </style:style>
    <style:style style:name="P11" style:family="paragraph" style:parent-style-name="Standard">
      <style:paragraph-properties fo:margin-top="0.212cm" fo:margin-bottom="0.212cm" style:contextual-spacing="false" fo:line-height="100%"/>
    </style:style>
    <style:style style:name="P12" style:family="paragraph" style:parent-style-name="Standard">
      <style:paragraph-properties fo:margin-top="0.423cm" fo:margin-bottom="0.212cm" style:contextual-spacing="false" fo:line-height="100%"/>
    </style:style>
    <style:style style:name="P13" style:family="paragraph" style:parent-style-name="Standard">
      <style:paragraph-properties fo:margin-top="0.212cm" fo:margin-bottom="0.212cm" style:contextual-spacing="false" fo:line-height="100%" fo:text-align="justify" style:justify-single-word="false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5" style:family="paragraph" style:parent-style-name="Standard">
      <style:paragraph-properties fo:margin-top="0.635cm" fo:margin-bottom="0.212cm" style:contextual-spacing="false" fo:line-height="100%"/>
    </style:style>
    <style:style style:name="P16" style:family="paragraph" style:parent-style-name="Standard">
      <style:paragraph-properties fo:margin-top="0.635cm" fo:margin-bottom="0.212cm" style:contextual-spacing="false" fo:line-height="100%"/>
      <style:text-properties officeooo:paragraph-rsid="00171ed8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language="de" fo:country="DE" fo:font-weight="bold" style:font-name-asian="Times New Roman1" style:language-asian="de" style:country-asian="DE" style:font-weight-asian="bold" style:font-name-complex="Calibri1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style:letter-kerning="false" style:font-size-asian="11pt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1pt" style:letter-kerning="false" style:font-size-asian="11pt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1pt" officeooo:paragraph-rsid="00171ed8" style:letter-kerning="false" style:font-size-asian="11pt" style:font-size-complex="11pt" style:language-complex="ar" style:country-complex="SA"/>
    </style:style>
    <style:style style:name="P21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22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de" fo:country="DE" officeooo:rsid="00171ed8" officeooo:paragraph-rsid="00171ed8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rlito" fo:font-size="11pt" officeooo:paragraph-rsid="00171ed8" style:letter-kerning="false" style:font-size-asian="11pt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rlito" fo:font-size="11pt" style:letter-kerning="false" style:font-size-asian="11pt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rlito" fo:font-size="11pt" officeooo:paragraph-rsid="00171ed8" style:letter-kerning="false" style:font-size-asian="11pt" style:font-size-complex="11pt" style:language-complex="ar" style:country-complex="SA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8pt" fo:language="de" fo:country="DE" fo:font-weight="bold" style:font-name-asian="Times New Roman1" style:font-size-asian="18pt" style:language-asian="de" style:country-asian="DE" style:font-weight-asian="bold" style:font-name-complex="Calibri1" style:font-size-complex="18pt"/>
    </style:style>
    <style:style style:name="T2" style:family="text">
      <style:text-properties fo:font-size="12pt" fo:language="de" fo:country="DE" fo:font-weight="bold" style:font-name-asian="Times New Roman1" style:font-size-asian="12pt" style:language-asian="de" style:country-asian="DE" style:font-weight-asian="bold" style:font-name-complex="Calibri1" style:font-size-complex="12pt"/>
    </style:style>
    <style:style style:name="T3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4" style:family="text">
      <style:text-properties style:font-name="Calibri"/>
    </style:style>
    <style:style style:name="T5" style:family="text">
      <style:text-properties style:font-name="Calibri" fo:font-size="11pt" style:font-size-asian="11pt" style:font-name-complex="Calibri1" style:font-size-complex="11pt"/>
    </style:style>
    <style:style style:name="T6" style:family="text">
      <style:text-properties style:font-name="Calibri" fo:font-size="11pt" style:font-size-asian="11pt" style:font-name-complex="Calibri1" style:font-size-complex="11pt" style:font-weight-complex="bold"/>
    </style:style>
    <style:style style:name="T7" style:family="text">
      <style:text-properties style:font-name="Calibri" fo:font-size="11pt" fo:language="en" fo:country="US" style:font-name-asian="Calibri1" style:font-size-asian="11pt" style:language-asian="en" style:country-asian="US" style:font-name-complex="Calibri1" style:font-size-complex="11pt" style:font-weight-complex="bold"/>
    </style:style>
    <style:style style:name="T8" style:family="text">
      <style:text-properties style:font-name="Calibri" fo:language="de" fo:country="DE" style:font-name-asian="Times New Roman1" style:language-asian="de" style:country-asian="DE" style:font-name-complex="Calibri1" style:font-weight-complex="bold"/>
    </style:style>
    <style:style style:name="T9" style:family="text">
      <style:text-properties style:font-name="Calibri" fo:language="de" fo:country="DE" officeooo:rsid="00171ed8" style:font-name-asian="Times New Roman1" style:language-asian="de" style:country-asian="DE" style:font-name-complex="Calibri1" style:font-weight-complex="bold"/>
    </style:style>
    <style:style style:name="T10" style:family="text">
      <style:text-properties style:font-name-complex="Calibri1" style:font-weight-complex="bold"/>
    </style:style>
    <style:style style:name="T11" style:family="text">
      <style:text-properties fo:language="de" fo:country="DE" fo:font-weight="bold" style:font-name-asian="Times New Roman1" style:language-asian="de" style:country-asian="DE" style:font-weight-asian="bold" style:font-name-complex="Calibri1"/>
    </style:style>
    <style:style style:name="T12" style:family="text">
      <style:text-properties fo:language="de" fo:country="DE" style:font-name-asian="Times New Roman1" style:language-asian="de" style:country-asian="DE" style:font-name-complex="Calibri1" style:font-weight-complex="bold"/>
    </style:style>
    <style:style style:name="T13" style:family="text">
      <style:text-properties fo:language="de" fo:country="DE" officeooo:rsid="0015bafb" style:font-name-asian="Times New Roman1" style:language-asian="de" style:country-asian="DE" style:font-name-complex="Calibri1" style:font-weight-complex="bold"/>
    </style:style>
    <style:style style:name="T14" style:family="text">
      <style:text-properties fo:language="de" fo:country="DE" officeooo:rsid="00171ed8" style:font-name-asian="Times New Roman1" style:language-asian="de" style:country-asian="DE" style:font-name-complex="Calibri1" style:font-weight-complex="bold"/>
    </style:style>
    <style:style style:name="T15" style:family="text">
      <style:text-properties fo:language="de" fo:country="DE" style:font-name-asian="Wingdings1" style:language-asian="de" style:country-asian="DE" style:font-name-complex="Wingdings1" style:font-weight-complex="bold"/>
    </style:style>
    <style:style style:name="T16" style:family="text">
      <style:text-properties fo:language="de" fo:country="DE" officeooo:rsid="0015bafb" style:font-name-asian="Wingdings1" style:language-asian="de" style:country-asian="DE" style:font-name-complex="Wingdings1" style:font-weight-complex="bold"/>
    </style:style>
    <style:style style:name="T17" style:family="text">
      <style:text-properties fo:language="de" fo:country="DE" officeooo:rsid="00171ed8" style:font-name-asian="Wingdings1" style:language-asian="de" style:country-asian="DE" style:font-name-complex="Wingdings1" style:font-weight-complex="bold"/>
    </style:style>
    <style:style style:name="T18" style:family="text">
      <style:text-properties fo:language="de" fo:country="DE" style:font-name-asian="Calibri1" style:font-name-complex="Calibri1"/>
    </style:style>
    <style:style style:name="T19" style:family="text">
      <style:text-properties style:font-name="Wingdings" fo:language="de" fo:country="DE" style:font-name-asian="Wingdings1" style:language-asian="de" style:country-asian="DE" style:font-name-complex="Wingdings1" style:font-weight-complex="bold"/>
    </style:style>
    <style:style style:name="T20" style:family="text">
      <style:text-properties style:font-name="Wingdings" fo:language="de" fo:country="DE" officeooo:rsid="0015bafb" style:font-name-asian="Wingdings1" style:language-asian="de" style:country-asian="DE" style:font-name-complex="Wingdings1" style:font-weight-complex="bold"/>
    </style:style>
    <style:style style:name="T21" style:family="text">
      <style:text-properties style:font-name="Wingdings" fo:language="de" fo:country="DE" officeooo:rsid="00171ed8" style:font-name-asian="Wingdings1" style:language-asian="de" style:country-asian="DE" style:font-name-complex="Wingdings1" style:font-weight-complex="bold"/>
    </style:style>
    <style:style style:name="T22" style:family="text">
      <style:text-properties style:font-name="Wingdings" fo:language="de" fo:country="DE" style:font-name-asian="Times New Roman1" style:language-asian="de" style:country-asian="DE" style:font-name-complex="Calibri1" style:font-weight-complex="bold"/>
    </style:style>
    <style:style style:name="T23" style:family="text">
      <style:text-properties style:font-name="Wingdings" fo:language="de" fo:country="DE" officeooo:rsid="00171ed8" style:font-name-asian="Times New Roman1" style:language-asian="de" style:country-asian="DE" style:font-name-complex="Calibri1" style:font-weight-complex="bold"/>
    </style:style>
    <style:style style:name="T24" style:family="text">
      <style:text-properties fo:font-size="5pt" fo:language="de" fo:country="DE" style:font-name-asian="Times New Roman1" style:font-size-asian="5pt" style:language-asian="de" style:country-asian="DE" style:font-name-complex="Calibri1" style:font-size-complex="5pt" style:font-weight-complex="bold"/>
    </style:style>
    <style:style style:name="T25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26" style:family="text">
      <style:text-properties fo:font-size="11pt" style:letter-kerning="false" style:font-size-asian="11pt" style:font-size-complex="11pt" style:language-complex="ar" style:country-complex="SA"/>
    </style:style>
    <style:style style:name="T27" style:family="text">
      <style:text-properties style:font-name="Carlito" fo:language="de" fo:country="DE" officeooo:rsid="00171ed8" style:font-name-asian="Times New Roman1" style:language-asian="de" style:country-asian="DE" style:font-name-complex="Calibri1" style:font-weight-complex="bold"/>
    </style:style>
    <style:style style:name="gr1" style:family="graphic">
      <style:graphic-properties draw:stroke="solid" svg:stroke-width="0.018cm" svg:stroke-color="#4472c4" draw:stroke-linejoin="miter" svg:stroke-linecap="butt" draw:fill="none" loext:fill-use-slide-background="false" draw:textarea-vertical-align="top" draw:auto-grow-height="false" fo:min-height="1.471cm" fo:min-width="0cm" fo:padding-top="0.125cm" fo:padding-bottom="0.125cm" fo:padding-left="0.25cm" fo:padding-right="0.25cm" fo:wrap-option="wrap" fo:margin-left="0cm" fo:margin-right="0.053cm" fo:margin-top="0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span text:style-name="T1">Faltung (foldr, foldr)</text:span><text:span text:style-name="T1"/></text:p>
      <text:p text:style-name="P11" loext:marker-style-name="T2"><text:span text:style-name="T2">Rechtsfaltung mit foldr</text:span><text:span text:style-name="T2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" loext:marker-style-name="T5"><text:span text:style-name="T5">Die foldr-Funktion fasst die Elemente einer Liste mit Hilfe einer gegebenen Funktion zusammen. </text:span><text:span text:style-name="T5"/></text:p>
            <text:p text:style-name="P2" loext:marker-style-name="T10"><text:span text:style-name="T10"><text:tab/><text:tab/>foldr :: (a -&gt; b -&gt; b) -&gt; b -&gt; [a] -&gt; b</text:span><text:span text:style-name="T10"/></text:p>
            <text:p text:style-name="P2" loext:marker-style-name="T10"><text:span text:style-name="T10"><text:tab/><text:tab/>foldr f v []<text:tab/><text:tab/>= v</text:span><text:span text:style-name="T10"/></text:p>
            <text:p text:style-name="P2" loext:marker-style-name="T7"><text:span text:style-name="T7"><text:tab/><text:tab/></text:span><text:span text:style-name="T10">foldr f v (x:xs) <text:tab/>= f x (foldr f v xs)</text:span></text:p>
            <text:p text:style-name="P3" loext:marker-style-name="T6"><text:span text:style-name="T6">Das Falten, d. h. das Zusammenrechnen, beginnt bei der foldr-Funktion auf der rechten Seite. </text:span><text:span text:style-name="T6"/></text:p>
          </table:table-cell>
        </table:table-row>
      </table:table>
      <text:p text:style-name="P17" loext:marker-style-name="T11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18" loext:marker-style-name="T12"><text:bookmark-start text:name="_Hlk146561157"/><text:span text:style-name="T8">foldr (+) 0 [1,2,3]<text:tab/></text:span><text:span text:style-name="T19"></text:span><text:span text:style-name="T8"> 1 + (foldr (+) 0 [2,3])</text:span></text:p>
            <text:p text:style-name="P18" loext:marker-style-name="T12"><text:span text:style-name="T8"><text:tab/><text:tab/><text:tab/></text:span><text:span text:style-name="T19"></text:span><text:span text:style-name="T8"> 1 + (2 + (foldr (+) 0 [3]))</text:span></text:p>
            <text:p text:style-name="P18" loext:marker-style-name="T12"><text:span text:style-name="T8"><text:tab/><text:tab/><text:tab/></text:span><text:span text:style-name="T19"></text:span><text:span text:style-name="T8"> 1 + (2 + (3 + (foldr (+) 0 [])))</text:span></text:p>
            <text:p text:style-name="P18" loext:marker-style-name="T12"><draw:custom-shape text:anchor-type="char" draw:z-index="0" draw:name="Geschweifte Klammer rechts 1" draw:style-name="gr1" draw:text-style-name="P29" svg:width="0.742cm" svg:height="1.758cm" svg:x="9.04cm" svg:y="0.108cm"><text:p/>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0-?f7 "/><draw:equation draw:name="f10" draw:formula="logheight+0-?f7 "/><draw:equation draw:name="f11" draw:formula="logwidth/2"/><draw:equation draw:name="f12" draw:formula="?f11 *cos(pi*(2700000)/10800000)"/><draw:equation draw:name="f13" draw:formula="?f7 *sin(pi*(2700000)/10800000)"/><draw:equation draw:name="f14" draw:formula="0+?f12 -0"/><draw:equation draw:name="f15" draw:formula="?f7 +0-?f13 "/><draw:equation draw:name="f16" draw:formula="logheight+?f13 -?f7 "/><draw:equation draw:name="f17" draw:formula="logwidth/2"/><draw:equation draw:name="f18" draw:formula="logwidth"/><draw:equation draw:name="f19" draw:formula="logheight"/><draw:equation draw:name="f20" draw:formula="(16200000)/60000.0"/><draw:equation draw:name="f21" draw:formula="(5400000)/60000.0"/><draw:equation draw:name="f22" draw:formula="(10800000)/60000.0"/><draw:equation draw:name="f23" draw:formula="(-5400000)/60000.0"/><draw:equation draw:name="f24" draw:formula="(16200000)/60000.0"/><draw:equation draw:name="f25" draw:formula="(-5400000)/60000.0"/><draw:equation draw:name="f26" draw:formula="(0)/60000.0"/><draw:equation draw:name="f27" draw:formula="(5400000)/60000.0"/><draw:equation draw:name="f28" draw:formula="(16200000)/60000.0"/><draw:equation draw:name="f29" draw:formula="(5400000)/60000.0"/><draw:equation draw:name="f30" draw:formula="(10800000)/60000.0"/><draw:equation draw:name="f31" draw:formula="(-5400000)/60000.0"/><draw:equation draw:name="f32" draw:formula="(16200000)/60000.0"/><draw:equation draw:name="f33" draw:formula="(-5400000)/60000.0"/><draw:equation draw:name="f34" draw:formula="(0)/60000.0"/><draw:equation draw:name="f35" draw:formula="(5400000)/60000.0"/><draw:handle draw:handle-position="?f17 ?f7" draw:handle-range-y-maximum="?f5" draw:handle-range-y-minimum="0"/><draw:handle draw:handle-position="?f18 ?f8" draw:handle-range-y-maximum="100000" draw:handle-range-y-minimum="0"/></draw:enhanced-geometry></draw:custom-shape><text:span text:style-name="T8"><text:tab/><text:tab/><text:tab/></text:span><text:span text:style-name="T19"></text:span><text:span text:style-name="T8"> 1 + (2 + (3 + 0))</text:span></text:p>
            <text:p text:style-name="P18" loext:marker-style-name="T12"><text:span text:style-name="T8"><text:tab/><text:tab/><text:tab/></text:span><text:span text:style-name="T19"></text:span><text:span text:style-name="T8"> 1 + (2 + 3)<text:tab/><text:tab/><text:tab/><text:tab/>„Zusammenfaltung“</text:span></text:p>
            <text:p text:style-name="P18" loext:marker-style-name="T12"><text:span text:style-name="T8"><text:tab/><text:tab/><text:tab/></text:span><text:span text:style-name="T19"></text:span><text:span text:style-name="T8"> 1 + 5 <text:tab/><text:tab/><text:tab/><text:tab/>von rechts begonnen</text:span></text:p>
            <text:p text:style-name="P18" loext:marker-style-name="T12"><text:span text:style-name="T8"><text:tab/><text:tab/><text:tab/></text:span><text:span text:style-name="T19"></text:span><text:span text:style-name="T8"> 6</text:span><text:bookmark-end text:name="_Hlk146561157"/></text:p>
          </table:table-cell>
        </table:table-row>
      </table:table>
      <text:p text:style-name="P12" loext:marker-style-name="T11"><text:span text:style-name="T11">Aufgabe 1: Definition von Funktionen</text:span><text:span text:style-name="T11"/></text:p>
      <text:p text:style-name="P13" loext:marker-style-name="T12"><text:span text:style-name="T12">Definieren Sie mit Hilfe der foldr-Funktion folgende Funktionen:</text:span><text:span text:style-name="T12"/></text:p>
      <text:list text:style-name="WWNum33">
        <text:list-item>
          <text:p text:style-name="P5" loext:marker-style-name="T12"><text:span text:style-name="T12">Verknüpft alle Wahrheitswerte durch ein logisches OR: myOr :: Bool -&gt; [Bool] -&gt; Bool</text:span><text:span text:style-name="T12"/></text:p>
        </text:list-item>
      </text:list>
      <table:table table:name="Tabelle16" table:style-name="Tabelle16">
        <table:table-column table:style-name="Tabelle16.A"/>
        <table:table-row table:style-name="Tabelle16.1">
          <table:table-cell table:style-name="Tabelle16.A1" office:value-type="string">
            <text:p text:style-name="P8" loext:marker-style-name="T12">myOr :: Bool -&gt; [Bool] -&gt; Bool</text:p>
            <text:p text:style-name="P9" loext:marker-style-name="T12">myOr xs = foldr (||) True xs</text:p>
          </table:table-cell>
        </table:table-row>
      </table:table>
      <text:list text:continue-numbering="true" text:style-name="WWNum33">
        <text:list-header>
          <text:p text:style-name="P6"/>
        </text:list-header>
        <text:list-item>
          <text:p text:style-name="P5" loext:marker-style-name="T12"><text:span text:style-name="T12">Potenziert power :: Integer -&gt;[Integer] -&gt; Integer </text:span></text:p>
        </text:list-item>
      </text:list>
      <table:table table:name="Tabelle14" table:style-name="Tabelle14">
        <table:table-column table:style-name="Tabelle14.A"/>
        <table:table-row table:style-name="Tabelle14.1">
          <table:table-cell table:style-name="Tabelle14.A1" office:value-type="string">
            <text:p text:style-name="P8" loext:marker-style-name="T12">power :: Integer -&gt;[Integer] -&gt; Integer </text:p>
            <text:p text:style-name="P8" loext:marker-style-name="T12"><text:span text:style-name="T12">power </text:span><text:span text:style-name="T14">xs = foldr (^) 1 xs</text:span></text:p>
          </table:table-cell>
        </table:table-row>
      </table:table>
      <text:p text:style-name="P7"/>
      <text:list text:continue-numbering="true" text:style-name="WWNum33">
        <text:list-item>
          <text:p text:style-name="P5" loext:marker-style-name="T12"><text:span text:style-name="T12">Verbindet eine Liste von Strings zu einem String: concat :: String -&gt; [String] -&gt; String</text:span><text:span text:style-name="T12"/></text:p>
        </text:list-item>
      </text:list>
      <table:table table:name="Tabelle15" table:style-name="Tabelle15">
        <table:table-column table:style-name="Tabelle15.A"/>
        <table:table-row table:style-name="Tabelle15.1">
          <table:table-cell table:style-name="Tabelle15.A1" office:value-type="string">
            <text:p text:style-name="P8" loext:marker-style-name="T12">concat :: String -&gt; [String] -&gt; String</text:p>
            <text:p text:style-name="P9" loext:marker-style-name="T12">concat xs = foldr (++) [] xs</text:p>
          </table:table-cell>
        </table:table-row>
      </table:table>
      <text:p text:style-name="P16" loext:marker-style-name="T11"><text:span text:style-name="T11">Aufgabe 2: Reduktion und Faltung</text:span></text:p>
      <text:p text:style-name="P11" loext:marker-style-name="T12"><text:span text:style-name="T12">a) Reduzieren und falten Sie den gegebenen Ausdruck.</text:span><text:span text:style-name="T12"/>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26"><text:span text:style-name="T12">foldr (||) False [True, False] </text:span><text:span text:style-name="T19"></text:span><text:span text:style-name="T15"> </text:span><text:span text:style-name="T16">True || foldr (||) False [False]</text:span></text:p>
            <text:p text:style-name="P26"><text:span text:style-name="T16"><text:s text:c="51"/></text:span><text:span text:style-name="T20"></text:span><text:span text:style-name="T16"> True || (False || foldr (||) False [])</text:span></text:p>
            <text:p text:style-name="P26"><text:span text:style-name="T16"><text:s text:c="51"/></text:span><text:span text:style-name="T20"></text:span><text:span text:style-name="T16"> True || (False || False)</text:span></text:p>
            <text:p text:style-name="P26"><text:span text:style-name="T16"><text:s text:c="51"/></text:span><text:span text:style-name="T20"></text:span><text:span text:style-name="T16"> True || False</text:span></text:p>
            <text:p text:style-name="P26"><text:span text:style-name="T16"><text:s text:c="51"/></text:span><text:span text:style-name="T20"></text:span><text:span text:style-name="T16"> True</text:span></text:p>
          </table:table-cell>
        </table:table-row>
      </table:table>
      <text:p text:style-name="P11" loext:marker-style-name="T12"><text:soft-page-break/><text:span text:style-name="T12">b) Reduzieren und falten Sie auch diesen gegebenen Ausdruck.</text:span><text:span text:style-name="T12"/></text:p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28"><text:span text:style-name="T13">f</text:span><text:span text:style-name="T12">oldr (-) 0 [20, 3, 4]<text:tab/></text:span><text:span text:style-name="T19"></text:span><text:span text:style-name="T15"> </text:span><text:span text:style-name="T16">20 - foldr (-) 0 [3, 4]</text:span></text:p>
            <text:p text:style-name="P28"><text:span text:style-name="T12"><text:tab/><text:tab/><text:tab/></text:span><text:span text:style-name="T19"></text:span><text:span text:style-name="T15"> </text:span><text:span text:style-name="T16">20 - (3 - foldr (-) 0 [4])</text:span></text:p>
            <text:p text:style-name="P28"><text:span text:style-name="T12"><text:tab/><text:tab/><text:tab/></text:span><text:span text:style-name="T19"></text:span><text:span text:style-name="T15"> </text:span><text:span text:style-name="T16">20 - (3 - (4 - foldr (-) 0 []))</text:span></text:p>
            <text:p text:style-name="P28"><text:span text:style-name="T12"><text:tab/><text:tab/><text:tab/></text:span><text:span text:style-name="T19"></text:span><text:span text:style-name="T15"> </text:span><text:span text:style-name="T16">20 - (3 - (4 - 0))</text:span></text:p>
            <text:p text:style-name="P28"><text:span text:style-name="T12"><text:tab/><text:tab/><text:tab/></text:span><text:span text:style-name="T19"></text:span><text:span text:style-name="T15"> </text:span><text:span text:style-name="T16">20 - (3 - (4))</text:span></text:p>
            <text:p text:style-name="P28"><text:span text:style-name="T12"><text:tab/><text:tab/><text:tab/></text:span><text:span text:style-name="T19"></text:span><text:span text:style-name="T15"> </text:span><text:span text:style-name="T16">20 - (-1)</text:span></text:p>
            <text:p text:style-name="P28"><text:span text:style-name="T12"><text:tab/><text:tab/><text:tab/></text:span><text:span text:style-name="T19"></text:span><text:span text:style-name="T15"> </text:span><text:span text:style-name="T16">21</text:span></text:p>
          </table:table-cell>
        </table:table-row>
      </table:table>
      <text:p text:style-name="P11" loext:marker-style-name="T12"><text:span text:style-name="T12">c) Erklären Sie, warum trotz richtiger Reduktion und Faltung das Ergebnis 21 und nicht 13 lautet.</text:span><text:span text:style-name="T12"/></text:p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2" loext:marker-style-name="T12">Da das Ergebnis von rechts nach links ausgewertet wird, wird die Subtraktion zweimal auf vier angewendet, wodurch 4 addiert und nicht subtrahiert wird.</text:p>
          </table:table-cell>
        </table:table-row>
      </table:table>
      <text:p text:style-name="P15" loext:marker-style-name="T2"><text:span text:style-name="T2">Linksfaltung mit foldl</text:span><text:span text:style-name="T2"/></text:p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1" loext:marker-style-name="T5"><text:span text:style-name="T5">Die foldl-Funktion fasst die Elemente einer Liste mit Hilfe einer gegebenen Funktion zusammen. </text:span><text:span text:style-name="T5"/></text:p>
            <text:p text:style-name="P2" loext:marker-style-name="T10"><text:span text:style-name="T10"><text:tab/><text:tab/>foldl :: (a -&gt; b -&gt; a) -&gt; a -&gt; [b] -&gt; a</text:span><text:span text:style-name="T10"/></text:p>
            <text:p text:style-name="P2" loext:marker-style-name="T10"><text:span text:style-name="T10"><text:tab/><text:tab/>foldl f v []<text:tab/><text:tab/>= v</text:span><text:span text:style-name="T10"/></text:p>
            <text:p text:style-name="P2" loext:marker-style-name="T7"><text:span text:style-name="T7"><text:tab/><text:tab/></text:span><text:span text:style-name="T10">foldl f v (x:xs) <text:tab/>= foldl f (f v x) xs</text:span></text:p>
            <text:p text:style-name="P4" loext:marker-style-name="T10"><text:span text:style-name="T6">Das Falten, d. h. das Zusammenrechnen, beginnt bei der foldl-Funktion auf der linken Seite.</text:span><text:span text:style-name="T6"/></text:p>
          </table:table-cell>
        </table:table-row>
      </table:table>
      <text:p text:style-name="P17" loext:marker-style-name="T11"/>
      <table:table table:name="Tabelle7" table:style-name="Tabelle7">
        <table:table-column table:style-name="Tabelle7.A"/>
        <table:table-row table:style-name="Tabelle7.1">
          <table:table-cell table:style-name="Tabelle7.A1" office:value-type="string">
            <text:p text:style-name="P18" loext:marker-style-name="T12"><text:span text:style-name="T8">foldl (+) 0 [1,2,3]<text:tab/></text:span><text:span text:style-name="T19"></text:span><text:span text:style-name="T8"> foldl (+) (0 + 1) [2,3]</text:span></text:p>
            <text:p text:style-name="P18" loext:marker-style-name="T12"><text:span text:style-name="T8"><text:tab/><text:tab/><text:tab/></text:span><text:span text:style-name="T19"></text:span><text:span text:style-name="T8"> foldl (+) ((0+1) + 2) [3]</text:span></text:p>
            <text:p text:style-name="P18" loext:marker-style-name="T12"><text:span text:style-name="T8"><text:tab/><text:tab/><text:tab/></text:span><text:span text:style-name="T19"></text:span><text:span text:style-name="T8"> foldl (+) (((0+1)+2) + 3) []</text:span></text:p>
            <text:p text:style-name="P18" loext:marker-style-name="T12"><draw:custom-shape text:anchor-type="char" draw:z-index="1" draw:name="Geschweifte Klammer rechts 1" draw:style-name="gr1" draw:text-style-name="P29" svg:width="0.742cm" svg:height="1.758cm" svg:x="9.04cm" svg:y="0.108cm"><text:p/>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<draw:equation draw:name="f0" draw:formula="if(0-$1 ,0,if(100000-$1 ,$1 ,100000))"/><draw:equation draw:name="f1" draw:formula="100000+0-?f0 "/><draw:equation draw:name="f2" draw:formula="min(?f1 ,?f0 )"/><draw:equation draw:name="f3" draw:formula="?f2 *1/2"/><draw:equation draw:name="f4" draw:formula="min(logwidth,logheight)"/><draw:equation draw:name="f5" draw:formula="?f3 *logheight/?f4 "/><draw:equation draw:name="f6" draw:formula="if(0-$0 ,0,if(?f5 -$0 ,$0 ,?f5 ))"/><draw:equation draw:name="f7" draw:formula="?f4 *?f6 /100000"/><draw:equation draw:name="f8" draw:formula="logheight*?f0 /100000"/><draw:equation draw:name="f9" draw:formula="?f8 +0-?f7 "/><draw:equation draw:name="f10" draw:formula="logheight+0-?f7 "/><draw:equation draw:name="f11" draw:formula="logwidth/2"/><draw:equation draw:name="f12" draw:formula="?f11 *cos(pi*(2700000)/10800000)"/><draw:equation draw:name="f13" draw:formula="?f7 *sin(pi*(2700000)/10800000)"/><draw:equation draw:name="f14" draw:formula="0+?f12 -0"/><draw:equation draw:name="f15" draw:formula="?f7 +0-?f13 "/><draw:equation draw:name="f16" draw:formula="logheight+?f13 -?f7 "/><draw:equation draw:name="f17" draw:formula="logwidth/2"/><draw:equation draw:name="f18" draw:formula="logwidth"/><draw:equation draw:name="f19" draw:formula="logheight"/><draw:equation draw:name="f20" draw:formula="(16200000)/60000.0"/><draw:equation draw:name="f21" draw:formula="(5400000)/60000.0"/><draw:equation draw:name="f22" draw:formula="(10800000)/60000.0"/><draw:equation draw:name="f23" draw:formula="(-5400000)/60000.0"/><draw:equation draw:name="f24" draw:formula="(16200000)/60000.0"/><draw:equation draw:name="f25" draw:formula="(-5400000)/60000.0"/><draw:equation draw:name="f26" draw:formula="(0)/60000.0"/><draw:equation draw:name="f27" draw:formula="(5400000)/60000.0"/><draw:equation draw:name="f28" draw:formula="(16200000)/60000.0"/><draw:equation draw:name="f29" draw:formula="(5400000)/60000.0"/><draw:equation draw:name="f30" draw:formula="(10800000)/60000.0"/><draw:equation draw:name="f31" draw:formula="(-5400000)/60000.0"/><draw:equation draw:name="f32" draw:formula="(16200000)/60000.0"/><draw:equation draw:name="f33" draw:formula="(-5400000)/60000.0"/><draw:equation draw:name="f34" draw:formula="(0)/60000.0"/><draw:equation draw:name="f35" draw:formula="(5400000)/60000.0"/><draw:handle draw:handle-position="?f17 ?f7" draw:handle-range-y-maximum="?f5" draw:handle-range-y-minimum="0"/><draw:handle draw:handle-position="?f18 ?f8" draw:handle-range-y-maximum="100000" draw:handle-range-y-minimum="0"/></draw:enhanced-geometry></draw:custom-shape><text:span text:style-name="T8"><text:tab/><text:tab/><text:tab/></text:span><text:span text:style-name="T19"></text:span><text:span text:style-name="T8"> (((0+1)+2) + 3)</text:span></text:p>
            <text:p text:style-name="P18" loext:marker-style-name="T12"><text:span text:style-name="T8"><text:tab/><text:tab/><text:tab/></text:span><text:span text:style-name="T19"></text:span><text:span text:style-name="T8"> ((1 + 2 )+ 3)<text:tab/><text:tab/><text:tab/><text:tab/>„Zusammenfaltung“</text:span></text:p>
            <text:p text:style-name="P18" loext:marker-style-name="T12"><text:span text:style-name="T8"><text:tab/><text:tab/><text:tab/></text:span><text:span text:style-name="T19"></text:span><text:span text:style-name="T8"> (3 + 3) <text:tab/><text:tab/><text:tab/><text:tab/>von links begonnen</text:span></text:p>
            <text:p text:style-name="P18" loext:marker-style-name="T12"><text:span text:style-name="T8"><text:tab/><text:tab/><text:tab/></text:span><text:span text:style-name="T19"></text:span><text:span text:style-name="T8"> 6</text:span></text:p>
          </table:table-cell>
        </table:table-row>
      </table:table>
      <text:p text:style-name="P12" loext:marker-style-name="T11"><text:span text:style-name="T11">Aufgabe 3: Unterschiede von foldl</text:span><text:span text:style-name="T11"/></text:p>
      <text:p text:style-name="P13" loext:marker-style-name="T12"><text:span text:style-name="T12">a) Vergleichen Sie foldr mit foldl: Welche Aufgabe erfüllt der Akkumulator acc? Was würde passieren, wenn man die Berechnungen nicht über den Akkumulator kumulieren, sondern einfach am Ende anhängen würde?</text:span><text:span text:style-name="T12"/></text:p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2" loext:marker-style-name="T12">Wenn man das Ergebnis nur am Ende anhängen würde, würde die Funktion wieder von rechts nach links ausgewertet werden</text:p>
          </table:table-cell>
        </table:table-row>
      </table:table>
      <text:p text:style-name="P13" loext:marker-style-name="T12"><text:span text:style-name="T12">b) Reduzieren und falten Sie den gegebenen Ausdruck.</text:span><text:span text:style-name="T12"/></text:p>
      <table:table table:name="Tabelle9" table:style-name="Tabelle9">
        <table:table-column table:style-name="Tabelle9.A"/>
        <table:table-row table:style-name="Tabelle9.1">
          <table:table-cell table:style-name="Tabelle9.A1" office:value-type="string">
            <text:p text:style-name="P19" loext:marker-style-name="T12"><text:span text:style-name="T8">foldl (-) 20 [3, 4]<text:tab/></text:span><text:span text:style-name="T19"></text:span><text:span text:style-name="T22"> </text:span><text:span text:style-name="T27">foldl (-) (20 – 3) [4]</text:span></text:p>
            <text:p text:style-name="P19" loext:marker-style-name="T12"><text:span text:style-name="T8"><text:tab/><text:tab/><text:tab/></text:span><text:span text:style-name="T19"></text:span><text:span text:style-name="T22"> </text:span><text:span text:style-name="T27">foldl (-) ((20 – 3) – 4) []</text:span></text:p>
            <text:p text:style-name="P19" loext:marker-style-name="T12"><text:span text:style-name="T8"><text:tab/><text:tab/><text:tab/></text:span><text:span text:style-name="T19"></text:span><text:span text:style-name="T22"> </text:span><text:span text:style-name="T27">20 – 3) – 4)</text:span></text:p>
            <text:p text:style-name="P20" loext:marker-style-name="T12"><text:span text:style-name="T8"><text:tab/><text:tab/><text:tab/></text:span><text:span text:style-name="T19"></text:span><text:span text:style-name="T22"> </text:span><text:span text:style-name="T27">17 - 4</text:span></text:p>
            <text:p text:style-name="P20" loext:marker-style-name="T12"><text:span text:style-name="T9"><text:tab/><text:tab/><text:tab/></text:span><text:span text:style-name="T21"></text:span><text:span text:style-name="T23"> </text:span><text:span text:style-name="T27">13</text:span></text:p>
          </table:table-cell>
        </table:table-row>
      </table:table>
      <text:p text:style-name="P13" loext:marker-style-name="T12"><text:span text:style-name="T12">c) Erläutern Sie, warum das Ergebnis nun korrekt ist.</text:span><text:span text:style-name="T12"/></text:p>
      <table:table table:name="Tabelle10" table:style-name="Tabelle10">
        <table:table-column table:style-name="Tabelle10.A"/>
        <text:soft-page-break/>
        <table:table-row table:style-name="Tabelle10.1">
          <table:table-cell table:style-name="Tabelle10.A1" office:value-type="string">
            <text:p text:style-name="P22" loext:marker-style-name="T12">Das Ergebnis is nun korrekt, da das Ergebnis von links nach rechts ausgewertet wird, und somit die Elemente rechts nur subtrahiert werden, und nicht addiert.</text:p>
          </table:table-cell>
        </table:table-row>
      </table:table>
      <text:p text:style-name="P15" loext:marker-style-name="T11"><text:span text:style-name="T11">Aufgabe 4: Assoziativität des Potenz-Operators</text:span><text:span text:style-name="T11"/></text:p>
      <text:p text:style-name="P13" loext:marker-style-name="T12"><text:span text:style-name="T12">a) Reduzieren und falten Sie die beiden folgenden Ausdrücke.</text:span><text:span text:style-name="T12"/></text:p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P27"><text:span text:style-name="T12">Foldr (^) 1 [2,2,3]</text:span><text:span text:style-name="T15"> </text:span><text:span text:style-name="T17">2 ^ foldr (^) 1 [2, 3]</text:span></text:p>
            <text:p text:style-name="P28"><text:span text:style-name="T12"><text:tab/><text:tab/></text:span><text:span text:style-name="T15"> </text:span><text:span text:style-name="T17">2 ^ (2 ^ foldr (^) 1 [3])</text:span></text:p>
            <text:p text:style-name="P28"><text:span text:style-name="T12"><text:tab/><text:tab/></text:span><text:span text:style-name="T15"> </text:span><text:span text:style-name="T17">2 ^ (2 ^ (3 ^ foldr (^) 1 [])</text:span></text:p>
            <text:p text:style-name="P28"><text:span text:style-name="T12"><text:tab/><text:tab/></text:span><text:span text:style-name="T15"> </text:span><text:span text:style-name="T17">2 ^ (2 ^ (3 ^ 1)</text:span></text:p>
            <text:p text:style-name="P27"><text:span text:style-name="T12"><text:tab/><text:tab/></text:span><text:span text:style-name="T15"></text:span></text:p>
            <text:p text:style-name="P27"><text:span text:style-name="T12"><text:tab/><text:tab/></text:span><text:span text:style-name="T15"></text:span></text:p>
            <text:p text:style-name="P27"><text:span text:style-name="T12"><text:tab/><text:tab/></text:span><text:span text:style-name="T15"></text:span></text:p>
          </table:table-cell>
          <table:table-cell table:style-name="Tabelle11.A1" office:value-type="string">
            <text:p text:style-name="P27"><text:span text:style-name="T12">foldl (^) 2 [2,3]<text:tab/><text:tab/></text:span><text:span text:style-name="T15"></text:span></text:p>
            <text:p text:style-name="P27"><text:span text:style-name="T12"><text:tab/><text:tab/><text:tab/></text:span><text:span text:style-name="T15"></text:span></text:p>
            <text:p text:style-name="P27"><text:span text:style-name="T12"><text:tab/><text:tab/><text:tab/></text:span><text:span text:style-name="T15"></text:span></text:p>
            <text:p text:style-name="P27"><text:span text:style-name="T12"><text:tab/><text:tab/><text:tab/></text:span><text:span text:style-name="T15"></text:span></text:p>
            <text:p text:style-name="P27"><text:span text:style-name="T12"><text:tab/><text:tab/><text:tab/></text:span><text:span text:style-name="T15"></text:span></text:p>
            <text:p text:style-name="P27"><text:span text:style-name="T12"><text:tab/><text:tab/><text:tab/></text:span><text:span text:style-name="T15"></text:span></text:p>
            <text:p text:style-name="P27"><text:span text:style-name="T12"><text:tab/><text:tab/><text:tab/></text:span><text:span text:style-name="T15"></text:span></text:p>
          </table:table-cell>
        </table:table-row>
      </table:table>
      <text:p text:style-name="P13" loext:marker-style-name="T12"><text:span text:style-name="T12">b) Geben Sie den Ausdruck im Taschenrechner ein und vergleichen Sie: Welche Schlussfolgerung ziehen Sie?</text:span><text:span text:style-name="T12"/></text:p>
      <table:table table:name="Tabelle13" table:style-name="Tabelle13">
        <table:table-column table:style-name="Tabelle13.A"/>
        <table:table-row table:style-name="Tabelle13.1">
          <table:table-cell table:style-name="Tabelle13.A1" office:value-type="string">
            <text:p text:style-name="P21" loext:marker-style-name="T12"/>
          </table:table-cell>
        </table:table-row>
      </table:table>
      <text:p text:style-name="P14" loext:marker-style-name="T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i" svg:font-family="Ani" style:font-pitch="variable"/>
    <style:font-face style:name="Arial" svg:font-family="Arial" style:font-family-generic="system" style:font-pitch="variable"/>
    <style:font-face style:name="Cabin" svg:font-family="Cabi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gkelc" style:family="text" style:parent-style-name="Default_20_Paragraph_20_Font"/>
    <style:style style:name="box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1pt" fo:font-weight="normal" style:font-size-asian="11pt" style:font-weight-asian="normal" style:font-size-complex="11pt" style:font-weight-complex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font-weight="normal" style:font-weight-asian="normal" style:font-weight-complex="bold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07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1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88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5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2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69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6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12" style:family="table">
      <style:table-properties style:width="17cm" style:rel-width="100%" fo:margin-left="0.009cm" fo:margin-top="0cm" fo:margin-bottom="0cm" table:align="left" style:writing-mode="lr-tb"/>
    </style:style>
    <style:style style:name="Tabelle12.A" style:family="table-column">
      <style:table-column-properties style:column-width="4.246cm" style:rel-column-width="16370*"/>
    </style:style>
    <style:style style:name="Tabelle12.B" style:family="table-column">
      <style:table-column-properties style:column-width="8.35cm" style:rel-column-width="32191*"/>
    </style:style>
    <style:style style:name="Tabelle12.C" style:family="table-column">
      <style:table-column-properties style:column-width="4.403cm" style:rel-column-width="16974*"/>
    </style:style>
    <style:style style:name="Tabelle12.1" style:family="table-row">
      <style:table-row-properties style:min-row-height="0.882cm" fo:keep-together="auto"/>
    </style:style>
    <style:style style:name="Tabelle12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12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6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2" table:style-name="Tabelle12">
          <table:table-column table:style-name="Tabelle12.A"/>
          <table:table-column table:style-name="Tabelle12.B"/>
          <table:table-column table:style-name="Tabelle12.C"/>
          <table:table-row table:style-name="Tabelle12.1">
            <table:table-cell table:style-name="Tabelle12.A1" office:value-type="string">
              <text:p text:style-name="MP1" loext:marker-style-name="MT1"><text:span text:style-name="MT1">Eckener-Gymnasium<text:line-break/>Informatik LK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12.B1" office:value-type="string">
              <text:p text:style-name="MP2" loext:marker-style-name="MT2"><text:span text:style-name="MT3">Funktionale Programmierung</text:span><text:span text:style-name="MT3"/></text:p>
            </table:table-cell>
            <table:table-cell table:style-name="Tabelle12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meta:editing-cycles>5</meta:editing-cycles>
    <meta:print-date>2022-04-26T17:24:00</meta:print-date>
    <meta:creation-date>2023-09-25T16:57:00</meta:creation-date>
    <dc:date>2023-10-05T09:34:43.704913629</dc:date>
    <meta:editing-duration>PT24M9S</meta:editing-duration>
    <meta:generator>LibreOffice/7.5.5.2$Linux_X86_64 LibreOffice_project/50$Build-2</meta:generator>
    <meta:document-statistic meta:table-count="16" meta:image-count="0" meta:object-count="0" meta:page-count="3" meta:paragraph-count="87" meta:word-count="679" meta:character-count="3698" meta:non-whitespace-character-count="2769"/>
    <meta:user-defined meta:name="AppVersion">16.0000</meta:user-defined>
    <meta:template xlink:type="simple" xlink:actuate="onRequest" xlink:title="Normal.dotm" xlink:href=""/>
  </office:meta>
</office:document-meta>
</file>